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6" style:family="graphic" style:parent-style-name="standard">
      <style:graphic-properties svg:stroke-color="#000000" draw:textarea-horizontal-align="center" draw:textarea-vertical-align="middle"/>
    </style:style>
    <style:style style:name="gr7" style:family="graphic" style:parent-style-name="standard">
      <style:graphic-properties svg:stroke-color="#000000" draw:marker-end="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stroke="none" svg:stroke-color="#000000" draw:fill="none" draw:fill-color="#ffffff" fo:min-height="1.174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 style:text-autospace="none"/>
      <style:text-properties fo:font-family="Arial" style:font-family-generic="swiss" fo:font-size="7.5pt" style:font-family-asian="Arial" style:font-family-generic-asian="swiss" style:font-size-asian="7.5pt" style:font-family-complex="Arial" style:font-family-generic-complex="swiss" style:font-size-complex="4.30000019073486pt"/>
    </style:style>
    <style:style style:name="P4" style:family="paragraph">
      <style:paragraph-properties style:text-autospace="none"/>
      <style:text-properties fo:font-family="Arial" style:font-family-generic="swiss" fo:font-size="7.5pt" fo:font-style="normal" style:font-family-asian="Arial" style:font-family-generic-asian="swiss" style:font-size-asian="7.5pt" style:font-style-asian="normal" style:font-family-complex="Arial" style:font-family-generic-complex="swiss" style:font-size-complex="4.30000019073486pt" style:font-style-complex="normal"/>
    </style:style>
    <style:style style:name="P5" style:family="paragraph">
      <style:paragraph-properties style:text-autospace="none"/>
      <style:text-properties fo:font-family="Arial" style:font-family-generic="swiss" fo:font-size="7.5pt" fo:font-style="normal" style:text-underline-style="solid" style:text-underline-width="auto" style:text-underline-color="font-color" style:font-family-asian="Arial" style:font-family-generic-asian="swiss" style:font-size-asian="7.5pt" style:font-style-asian="normal" style:font-family-complex="Arial" style:font-family-generic-complex="swiss" style:font-size-complex="4.30000019073486pt" style:font-style-complex="normal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text-align="center" style:text-autospace="none"/>
      <style:text-properties fo:color="#000000" fo:font-family="Arial" style:font-family-generic="swiss" fo:font-size="7.5pt" style:font-family-asian="Arial" style:font-family-generic-asian="swiss" style:font-size-asian="7.5pt" style:font-family-complex="Arial" style:font-family-generic-complex="swiss" style:font-size-complex="4.30000019073486pt"/>
    </style:style>
    <style:style style:name="P9" style:family="paragraph">
      <style:paragraph-properties style:text-autospace="none"/>
      <style:text-properties fo:color="#000000" fo:font-family="Arial" style:font-family-generic="swiss" fo:font-size="7.5pt" fo:font-style="normal" style:font-family-asian="Arial" style:font-family-generic-asian="swiss" style:font-size-asian="7.5pt" style:font-style-asian="normal" style:font-family-complex="Arial" style:font-family-generic-complex="swiss" style:font-size-complex="4.30000019073486pt" style:font-style-complex="normal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color="#000000" fo:font-size="12pt" style:font-size-asian="12pt" style:font-size-complex="12pt"/>
    </style:style>
    <style:style style:name="P12" style:family="paragraph">
      <style:paragraph-properties fo:text-align="end" style:text-autospace="none"/>
    </style:style>
    <style:style style:name="P13" style:family="paragraph">
      <style:paragraph-properties fo:text-align="end" style:text-autospace="none"/>
      <style:text-properties fo:color="#000000" fo:font-size="12pt" style:font-size-asian="12pt" style:font-size-complex="12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0000" fo:font-size="12pt" style:font-size-asian="12pt" style:font-size-complex="12pt"/>
    </style:style>
    <style:style style:name="P16" style:family="paragraph">
      <style:paragraph-properties fo:text-align="start" style:text-autospace="none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14pt" style:font-style-complex="normal" style:font-weight-complex="bold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Arial" style:font-family-generic="swiss" fo:font-size="12pt" fo:font-style="normal" fo:text-shadow="none" style:text-underline-style="solid" style:text-underline-width="auto" style:text-underline-color="font-color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7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.5cm" svg:height="2.9cm" svg:x="12.6cm" svg:y="0.1cm">
          <text:p/>
        </draw:rect>
        <draw:frame draw:style-name="gr2" draw:text-style-name="P3" draw:layer="layout" svg:width="4.13cm" svg:height="1.292cm" svg:x="13.3cm" svg:y="0.237cm">
          <draw:text-box>
            <text:p text:style-name="P2"><text:span text:style-name="T1">ContainerClass</text:span></text:p>
            <text:p text:style-name="P1"><text:span text:style-name="T2"/></text:p>
          </draw:text-box>
        </draw:frame>
        <draw:line draw:style-name="gr3" draw:text-style-name="P1" draw:layer="layout" svg:x1="12.6cm" svg:y1="1.1cm" svg:x2="18.1cm" svg:y2="1.1cm">
          <text:p/>
        </draw:line>
        <draw:line draw:style-name="gr3" draw:text-style-name="P1" draw:layer="layout" svg:x1="12.6cm" svg:y1="2.1cm" svg:x2="18.1cm" svg:y2="2.1cm">
          <text:p/>
        </draw:line>
        <draw:rect draw:style-name="gr1" draw:text-style-name="P1" draw:layer="layout" svg:width="9cm" svg:height="4.2cm" svg:x="0.1cm" svg:y="3.7cm">
          <text:p/>
        </draw:rect>
        <draw:frame draw:style-name="gr2" draw:text-style-name="P3" draw:layer="layout" svg:width="7.021cm" svg:height="1.292cm" svg:x="1.1cm" svg:y="3.837cm">
          <draw:text-box>
            <text:p text:style-name="P2"><text:span text:style-name="T1">PrimitiveTypeProviderClass</text:span></text:p>
            <text:p text:style-name="P1"><text:span text:style-name="T2"/></text:p>
          </draw:text-box>
        </draw:frame>
        <draw:line draw:style-name="gr3" draw:text-style-name="P1" draw:layer="layout" svg:x1="0.1cm" svg:y1="4.7cm" svg:x2="9.1cm" svg:y2="4.7cm">
          <text:p/>
        </draw:line>
        <draw:frame draw:style-name="gr4" draw:text-style-name="P4" draw:layer="layout" svg:width="6cm" svg:height="2.147cm" svg:x="0.1cm" svg:y="4.8cm">
          <draw:text-box>
            <text:p text:style-name="P2"><text:span text:style-name="T3">booleanProperty: Boolean</text:span></text:p>
            <text:p text:style-name="P2"><text:span text:style-name="T3">integerProperty: Integer</text:span></text:p>
            <text:p text:style-name="P2"><text:span text:style-name="T3">realProperty: Real</text:span></text:p>
            <text:p text:style-name="P2"><text:span text:style-name="T3">stringProperty: String</text:span></text:p>
          </draw:text-box>
        </draw:frame>
        <draw:line draw:style-name="gr3" draw:text-style-name="P1" draw:layer="layout" svg:x1="0.1cm" svg:y1="7cm" svg:x2="9.1cm" svg:y2="7cm">
          <text:p/>
        </draw:line>
        <draw:rect draw:style-name="gr1" draw:text-style-name="P1" draw:layer="layout" svg:width="9cm" svg:height="4.2cm" svg:x="0.101cm" svg:y="9.1cm">
          <text:p/>
        </draw:rect>
        <draw:frame draw:style-name="gr2" draw:text-style-name="P3" draw:layer="layout" svg:width="7.318cm" svg:height="1.292cm" svg:x="0.801cm" svg:y="9.237cm">
          <draw:text-box>
            <text:p text:style-name="P2"><text:span text:style-name="T1">CollectionTypeProviderClass</text:span></text:p>
            <text:p text:style-name="P1"><text:span text:style-name="T2"/></text:p>
          </draw:text-box>
        </draw:frame>
        <draw:line draw:style-name="gr3" draw:text-style-name="P1" draw:layer="layout" svg:x1="0.101cm" svg:y1="10.1cm" svg:x2="9.1cm" svg:y2="10.1cm">
          <text:p/>
        </draw:line>
        <draw:frame draw:style-name="gr4" draw:text-style-name="P4" draw:layer="layout" svg:width="8.499cm" svg:height="2.147cm" svg:x="0.101cm" svg:y="10.1cm">
          <draw:text-box>
            <text:p text:style-name="P2"><text:span text:style-name="T3">bagProperty: Bag&lt;String&gt;</text:span></text:p>
            <text:p text:style-name="P2"><text:span text:style-name="T3">orderedSetProperty: OrderedSet&lt;Integer&gt;</text:span></text:p>
            <text:p text:style-name="P2"><text:span text:style-name="T3">sequenceProperty: Sequence&lt;String&gt;</text:span></text:p>
            <text:p text:style-name="P2"><text:span text:style-name="T3">setProperty: Set&lt;String&gt;</text:span></text:p>
          </draw:text-box>
        </draw:frame>
        <draw:line draw:style-name="gr3" draw:text-style-name="P1" draw:layer="layout" svg:x1="0.101cm" svg:y1="12.3cm" svg:x2="9.1cm" svg:y2="12.3cm">
          <text:p/>
        </draw:line>
        <draw:rect draw:style-name="gr1" draw:text-style-name="P1" draw:layer="layout" svg:width="9cm" svg:height="3cm" svg:x="0.102cm" svg:y="14.5cm">
          <text:p/>
        </draw:rect>
        <draw:frame draw:style-name="gr2" draw:text-style-name="P3" draw:layer="layout" svg:width="8.342cm" svg:height="1.292cm" svg:x="0.502cm" svg:y="14.637cm">
          <draw:text-box>
            <text:p text:style-name="P2"><text:span text:style-name="T1">EnumerationLiteralProviderClass</text:span></text:p>
            <text:p text:style-name="P1"><text:span text:style-name="T2"/></text:p>
          </draw:text-box>
        </draw:frame>
        <draw:line draw:style-name="gr3" draw:text-style-name="P1" draw:layer="layout" svg:x1="0.102cm" svg:y1="15.5cm" svg:x2="9.1cm" svg:y2="15.5cm">
          <text:p/>
        </draw:line>
        <draw:frame draw:style-name="gr4" draw:text-style-name="P4" draw:layer="layout" svg:width="8.998cm" svg:height="0.8cm" svg:x="0.102cm" svg:y="15.6cm">
          <draw:text-box>
            <text:p text:style-name="P2"><text:span text:style-name="T3">enumerationLiteralProperty1: Enumeration1</text:span></text:p>
          </draw:text-box>
        </draw:frame>
        <draw:line draw:style-name="gr3" draw:text-style-name="P1" draw:layer="layout" svg:x1="0.102cm" svg:y1="16.5cm" svg:x2="9.1cm" svg:y2="16.5cm">
          <text:p/>
        </draw:line>
        <draw:rect draw:style-name="gr1" draw:text-style-name="P1" draw:layer="layout" svg:width="9cm" svg:height="3cm" svg:x="21.7cm" svg:y="3.7cm">
          <text:p/>
        </draw:rect>
        <draw:frame draw:style-name="gr2" draw:text-style-name="P3" draw:layer="layout" svg:width="8.473cm" svg:height="1.292cm" svg:x="22cm" svg:y="3.837cm">
          <draw:text-box>
            <text:p text:style-name="P2"><text:span text:style-name="T1">StaticPropertyAndOperationClass</text:span></text:p>
            <text:p text:style-name="P1"><text:span text:style-name="T2"/></text:p>
          </draw:text-box>
        </draw:frame>
        <draw:line draw:style-name="gr3" draw:text-style-name="P1" draw:layer="layout" svg:x1="21.7cm" svg:y1="4.7cm" svg:x2="30.698cm" svg:y2="4.7cm">
          <text:p/>
        </draw:line>
        <draw:frame draw:style-name="gr4" draw:text-style-name="P5" draw:layer="layout" svg:width="8.998cm" svg:height="1.673cm" svg:x="21.7cm" svg:y="4.8cm">
          <draw:text-box>
            <text:p text:style-name="P2"><text:span text:style-name="T4">staticProperty: String</text:span></text:p>
            <text:p text:style-name="P2"><text:span text:style-name="T4"/></text:p>
            <text:p text:style-name="P2"><text:span text:style-name="T4">staticOperation(): String</text:span></text:p>
          </draw:text-box>
        </draw:frame>
        <draw:line draw:style-name="gr3" draw:text-style-name="P1" draw:layer="layout" svg:x1="21.7cm" svg:y1="5.7cm" svg:x2="30.698cm" svg:y2="5.7cm">
          <text:p/>
        </draw:line>
        <draw:rect draw:style-name="gr1" draw:text-style-name="P1" draw:layer="layout" svg:width="9cm" svg:height="3cm" svg:x="21.7cm" svg:y="9.1cm">
          <text:p/>
        </draw:rect>
        <draw:frame draw:style-name="gr2" draw:text-style-name="P3" draw:layer="layout" svg:width="4.028cm" svg:height="1.292cm" svg:x="24.3cm" svg:y="9.237cm">
          <draw:text-box>
            <text:p text:style-name="P2"><text:span text:style-name="T1">CopyableClass</text:span></text:p>
            <text:p text:style-name="P1"><text:span text:style-name="T2"/></text:p>
          </draw:text-box>
        </draw:frame>
        <draw:line draw:style-name="gr3" draw:text-style-name="P1" draw:layer="layout" svg:x1="21.7cm" svg:y1="10.1cm" svg:x2="30.698cm" svg:y2="10.1cm">
          <text:p/>
        </draw:line>
        <draw:line draw:style-name="gr3" draw:text-style-name="P1" draw:layer="layout" svg:x1="21.7cm" svg:y1="11.1cm" svg:x2="30.698cm" svg:y2="11.1cm">
          <text:p/>
        </draw:line>
        <draw:rect draw:style-name="gr1" draw:text-style-name="P1" draw:layer="layout" svg:width="9cm" svg:height="3cm" svg:x="21.7cm" svg:y="14.5cm">
          <text:p/>
        </draw:rect>
        <draw:frame draw:style-name="gr2" draw:text-style-name="P3" draw:layer="layout" svg:width="4.905cm" svg:height="1.292cm" svg:x="23.8cm" svg:y="14.637cm">
          <draw:text-box>
            <text:p text:style-name="P2"><text:span text:style-name="T1">NoncopyableClass</text:span></text:p>
            <text:p text:style-name="P1"><text:span text:style-name="T2"/></text:p>
          </draw:text-box>
        </draw:frame>
        <draw:line draw:style-name="gr3" draw:text-style-name="P1" draw:layer="layout" svg:x1="21.7cm" svg:y1="15.5cm" svg:x2="30.698cm" svg:y2="15.5cm">
          <text:p/>
        </draw:line>
        <draw:line draw:style-name="gr3" draw:text-style-name="P1" draw:layer="layout" svg:x1="21.7cm" svg:y1="16.5cm" svg:x2="30.698cm" svg:y2="16.5cm">
          <text:p/>
        </draw:line>
        <draw:rect draw:style-name="gr5" draw:text-style-name="P6" draw:layer="layout" svg:width="5.5cm" svg:height="3cm" svg:x="12.7cm" svg:y="16.9cm">
          <text:p/>
        </draw:rect>
        <draw:frame draw:style-name="gr2" draw:text-style-name="P8" draw:layer="layout" svg:width="4.405cm" svg:height="1.847cm" svg:x="13.3cm" svg:y="17.037cm">
          <draw:text-box>
            <text:p text:style-name="P7"><text:span text:style-name="T5">&lt;&lt;enumeration&gt;&gt;</text:span></text:p>
            <text:p text:style-name="P7"><text:span text:style-name="T1">Enumeration</text:span></text:p>
            <text:p text:style-name="P1"><text:span text:style-name="T2"/></text:p>
          </draw:text-box>
        </draw:frame>
        <draw:frame draw:style-name="gr4" draw:text-style-name="P9" draw:layer="layout" svg:width="6cm" svg:height="1.199cm" svg:x="12.7cm" svg:y="18.7cm">
          <draw:text-box>
            <text:p text:style-name="P2"><text:span text:style-name="T6">Literal1</text:span></text:p>
            <text:p text:style-name="P2"><text:span text:style-name="T6">Literal2</text:span></text:p>
          </draw:text-box>
        </draw:frame>
        <draw:line draw:style-name="gr6" draw:text-style-name="P6" draw:layer="layout" svg:x1="12.7cm" svg:y1="18.6cm" svg:x2="18.2cm" svg:y2="18.6cm">
          <text:p/>
        </draw:line>
        <draw:line draw:style-name="gr7" draw:text-style-name="P6" draw:layer="layout" svg:x1="7.6cm" svg:y1="3.7cm" svg:x2="7.6cm" svg:y2="1.6cm">
          <text:p/>
        </draw:line>
        <draw:line draw:style-name="gr7" draw:text-style-name="P6" draw:layer="layout" svg:x1="7.6cm" svg:y1="1.6cm" svg:x2="12.6cm" svg:y2="1.6cm">
          <text:p/>
        </draw:line>
        <draw:frame draw:style-name="gr8" draw:text-style-name="P11" draw:layer="layout" svg:width="1.3cm" svg:height="0.75cm" svg:x="11.3cm" svg:y="1.65cm">
          <draw:text-box>
            <text:p text:style-name="P10"><text:span text:style-name="T7">1</text:span></text:p>
          </draw:text-box>
        </draw:frame>
        <draw:frame draw:style-name="gr8" draw:text-style-name="P13" draw:layer="layout" svg:width="7.5cm" svg:height="0.75cm" svg:x="0.1cm" svg:y="2.95cm">
          <draw:text-box>
            <text:p text:style-name="P12"><text:span text:style-name="T6">primitiveProviderClassInstances</text:span></text:p>
          </draw:text-box>
        </draw:frame>
        <draw:frame draw:style-name="gr8" draw:text-style-name="P15" draw:layer="layout" svg:width="1.3cm" svg:height="0.75cm" svg:x="7.6cm" svg:y="2.95cm">
          <draw:text-box>
            <text:p text:style-name="P14"><text:span text:style-name="T7">0..*</text:span></text:p>
          </draw:text-box>
        </draw:frame>
        <draw:line draw:style-name="gr7" draw:text-style-name="P6" draw:layer="layout" svg:x1="23.1cm" svg:y1="3.7cm" svg:x2="23.1cm" svg:y2="1.6cm">
          <text:p/>
        </draw:line>
        <draw:line draw:style-name="gr7" draw:text-style-name="P6" draw:layer="layout" svg:x1="18.1cm" svg:y1="1.6cm" svg:x2="23.1cm" svg:y2="1.6cm">
          <text:p/>
        </draw:line>
        <draw:frame draw:style-name="gr8" draw:text-style-name="P11" draw:layer="layout" svg:width="1.3cm" svg:height="0.75cm" svg:x="18.1cm" svg:y="1.65cm">
          <draw:text-box>
            <text:p text:style-name="P14"><text:span text:style-name="T7">1</text:span></text:p>
          </draw:text-box>
        </draw:frame>
        <draw:frame draw:style-name="gr8" draw:text-style-name="P13" draw:layer="layout" svg:width="7.5cm" svg:height="1.199cm" svg:x="23.1cm" svg:y="2.55cm">
          <draw:text-box>
            <text:p text:style-name="P16"><text:span text:style-name="T6">staticPropertyAndOperation</text:span><text:span text:style-name="T6"><text:line-break/></text:span><text:span text:style-name="T6">ClassInstances</text:span></text:p>
          </draw:text-box>
        </draw:frame>
        <draw:frame draw:style-name="gr8" draw:text-style-name="P15" draw:layer="layout" svg:width="1.3cm" svg:height="0.75cm" svg:x="21.8cm" svg:y="2.95cm">
          <draw:text-box>
            <text:p text:style-name="P10"><text:span text:style-name="T7">0..*</text:span></text:p>
          </draw:text-box>
        </draw:frame>
        <draw:line draw:style-name="gr7" draw:text-style-name="P6" draw:layer="layout" svg:x1="13.1cm" svg:y1="9.3cm" svg:x2="13.1cm" svg:y2="3cm">
          <text:p/>
        </draw:line>
        <draw:frame draw:style-name="gr8" draw:text-style-name="P11" draw:layer="layout" svg:width="1.3cm" svg:height="0.75cm" svg:x="11.8cm" svg:y="3.05cm">
          <draw:text-box>
            <text:p text:style-name="P10"><text:span text:style-name="T7">1</text:span></text:p>
          </draw:text-box>
        </draw:frame>
        <draw:line draw:style-name="gr7" draw:text-style-name="P6" draw:layer="layout" svg:x1="9.1cm" svg:y1="9.3cm" svg:x2="13.1cm" svg:y2="9.3cm">
          <text:p/>
        </draw:line>
        <draw:frame draw:style-name="gr8" draw:text-style-name="P15" draw:layer="layout" svg:width="1.3cm" svg:height="0.75cm" svg:x="9.1cm" svg:y="9.35cm">
          <draw:text-box>
            <text:p text:style-name="P14"><text:span text:style-name="T7">0..*</text:span></text:p>
          </draw:text-box>
        </draw:frame>
        <draw:frame draw:style-name="gr8" draw:text-style-name="P13" draw:layer="layout" svg:width="8cm" svg:height="0.75cm" svg:x="5.1cm" svg:y="8.35cm">
          <draw:text-box>
            <text:p text:style-name="P12"><text:span text:style-name="T6">collectionTypeProviderClassInstances</text:span></text:p>
          </draw:text-box>
        </draw:frame>
        <draw:line draw:style-name="gr7" draw:text-style-name="P6" draw:layer="layout" svg:x1="17.6cm" svg:y1="9.3cm" svg:x2="17.6cm" svg:y2="3cm">
          <text:p/>
        </draw:line>
        <draw:frame draw:style-name="gr8" draw:text-style-name="P11" draw:layer="layout" svg:width="1.3cm" svg:height="0.75cm" svg:x="17.6cm" svg:y="3.05cm">
          <draw:text-box>
            <text:p text:style-name="P14"><text:span text:style-name="T7">1</text:span></text:p>
          </draw:text-box>
        </draw:frame>
        <draw:line draw:style-name="gr7" draw:text-style-name="P6" draw:layer="layout" svg:x1="17.6cm" svg:y1="9.3cm" svg:x2="21.7cm" svg:y2="9.3cm">
          <text:p/>
        </draw:line>
        <draw:frame draw:style-name="gr8" draw:text-style-name="P15" draw:layer="layout" svg:width="1.3cm" svg:height="0.75cm" svg:x="20.4cm" svg:y="9.35cm">
          <draw:text-box>
            <text:p text:style-name="P10"><text:span text:style-name="T7">0..*</text:span></text:p>
          </draw:text-box>
        </draw:frame>
        <draw:frame draw:style-name="gr8" draw:text-style-name="P13" draw:layer="layout" svg:width="8cm" svg:height="0.75cm" svg:x="17.6cm" svg:y="8.35cm">
          <draw:text-box>
            <text:p text:style-name="P16"><text:span text:style-name="T6">copyableClassInstances</text:span></text:p>
          </draw:text-box>
        </draw:frame>
        <draw:line draw:style-name="gr7" draw:text-style-name="P6" draw:layer="layout" svg:x1="14.1cm" svg:y1="14.7cm" svg:x2="14.1cm" svg:y2="3cm">
          <text:p/>
        </draw:line>
        <draw:frame draw:style-name="gr8" draw:text-style-name="P11" draw:layer="layout" svg:width="1.3cm" svg:height="0.75cm" svg:x="12.8cm" svg:y="3.05cm">
          <draw:text-box>
            <text:p text:style-name="P10"><text:span text:style-name="T7">1</text:span></text:p>
          </draw:text-box>
        </draw:frame>
        <draw:line draw:style-name="gr7" draw:text-style-name="P6" draw:layer="layout" svg:x1="9.1cm" svg:y1="14.7cm" svg:x2="14.1cm" svg:y2="14.7cm">
          <text:p/>
        </draw:line>
        <draw:frame draw:style-name="gr8" draw:text-style-name="P15" draw:layer="layout" svg:width="1.3cm" svg:height="0.75cm" svg:x="9.1cm" svg:y="14.75cm">
          <draw:text-box>
            <text:p text:style-name="P14"><text:span text:style-name="T7">0..*</text:span></text:p>
          </draw:text-box>
        </draw:frame>
        <draw:frame draw:style-name="gr9" draw:text-style-name="P13" draw:layer="layout" svg:width="9.5cm" svg:height="1.424cm" svg:x="4.6cm" svg:y="13.638cm">
          <draw:text-box>
            <text:p text:style-name="P12"><text:span text:style-name="T6">enumerationLiteralProviderClassInstances</text:span></text:p>
          </draw:text-box>
        </draw:frame>
        <draw:line draw:style-name="gr7" draw:text-style-name="P6" draw:layer="layout" svg:x1="16.5cm" svg:y1="14.7cm" svg:x2="16.5cm" svg:y2="3cm">
          <text:p/>
        </draw:line>
        <draw:frame draw:style-name="gr8" draw:text-style-name="P15" draw:layer="layout" svg:width="1.3cm" svg:height="0.75cm" svg:x="16.5cm" svg:y="3.05cm">
          <draw:text-box>
            <text:p text:style-name="P14"><text:span text:style-name="T7">1</text:span></text:p>
          </draw:text-box>
        </draw:frame>
        <draw:line draw:style-name="gr7" draw:text-style-name="P6" draw:layer="layout" svg:x1="16.5cm" svg:y1="14.7cm" svg:x2="21.7cm" svg:y2="14.7cm">
          <text:p/>
        </draw:line>
        <draw:frame draw:style-name="gr8" draw:text-style-name="P15" draw:layer="layout" svg:width="1.3cm" svg:height="0.75cm" svg:x="20.4cm" svg:y="14.75cm">
          <draw:text-box>
            <text:p text:style-name="P10"><text:span text:style-name="T7">0..*</text:span></text:p>
          </draw:text-box>
        </draw:frame>
        <draw:frame draw:style-name="gr8" draw:text-style-name="P13" draw:layer="layout" svg:width="8cm" svg:height="0.75cm" svg:x="16.5cm" svg:y="13.75cm">
          <draw:text-box>
            <text:p text:style-name="P16"><text:span text:style-name="T6">noncopyableClassInsta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30.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aas Wilke</meta:initial-creator>
    <meta:creation-date>2009-03-24T13:54:35.67</meta:creation-date>
    <dc:date>2009-10-26T06:37:24.97</dc:date>
    <dc:creator>Claas Wilke</dc:creator>
    <meta:editing-duration>PT05H03M34S</meta:editing-duration>
    <meta:editing-cycles>106</meta:editing-cycles>
    <meta:generator>OpenOffice.org/3.1$Win32 OpenOffice.org_project/310m19$Build-9420</meta:generator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